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image/png" manifest:full-path="Pictures/100000000000005E0000005E7153379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parent-style-name="standard">
      <style:graphic-properties svg:stroke-width="0.1cm" draw:marker-start-width="0.45cm" draw:marker-end-width="0.45cm" draw:fill="solid" draw:fill-color="#ffd320" draw:textarea-horizontal-align="justify" draw:textarea-vertical-align="middle" draw:auto-grow-height="false" fo:min-height="0cm" fo:min-width="0cm" fo:padding-top="0.175cm" fo:padding-bottom="0.175cm" fo:padding-left="0.3cm" fo:padding-right="0.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solid" draw:fill-color="#ff420e" fo:min-height="0cm" fo:min-width="0cm"/>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gr7" style:family="graphic" style:parent-style-name="standard">
      <style:graphic-properties draw:fill="gradient" draw:fill-gradient-name="Cyan_20_Gradient" draw:textarea-horizontal-align="center" draw:textarea-vertical-align="middle"/>
    </style:style>
    <style:style style:name="gr8" style:family="graphic" style:parent-style-name="objectwithoutfill">
      <style:graphic-properties draw:fill="none" draw:textarea-horizontal-align="center" draw:textarea-vertical-align="middle"/>
    </style:style>
    <style:style style:name="gr9" style:family="graphic" style:parent-style-name="objectwithoutfill">
      <style:graphic-properties draw:stroke="dash" draw:stroke-dash="Ultrafine_20_2_20_Dots_20_3_20_Dashes" draw:fill="none" draw:textarea-horizontal-align="center" draw:textarea-vertical-align="middle"/>
    </style:style>
    <style:style style:name="gr10" style:family="graphic" style:parent-style-name="standard">
      <style:graphic-properties draw:fill="gradient" draw:fill-gradient-name="Gray_20_Gradient_20_2" draw:textarea-horizontal-align="justify" draw:textarea-vertical-align="middle" draw:auto-grow-height="false" fo:min-height="0cm" fo:min-width="0cm" fo:wrap-option="no-wrap"/>
    </style:style>
    <style:style style:name="gr11" style:family="graphic" style:parent-style-name="objectwithoutfill">
      <style:graphic-properties draw:stroke="dash" draw:stroke-dash="_32__20_Dots_20_1_20_Dash" draw:fill="none" draw:textarea-horizontal-align="center" draw:textarea-vertical-align="middle"/>
    </style:style>
    <style:style style:name="gr12" style:family="graphic">
      <style:graphic-properties style:protect="size"/>
    </style:style>
    <style:style style:name="gr13" style:family="graphic" style:parent-style-name="standard">
      <style:graphic-properties draw:textarea-horizontal-align="center" draw:textarea-vertical-align="middle"/>
    </style:style>
    <style:style style:name="gr14" style:family="graphic" style:parent-style-name="objectwithoutfill">
      <style:graphic-properties draw:marker-end="Arrow" draw:marker-end-width="0.3cm" draw:fill="none" draw:textarea-horizontal-align="center" draw:textarea-vertical-align="middle"/>
    </style:style>
    <style:style style:name="gr15" style:family="graphic" style:parent-style-name="objectwithoutfill">
      <style:graphic-properties draw:marker-start="Arrow" draw:marker-start-width="0.3cm" draw:marker-end="Arrow" draw:marker-end-width="0.3cm" draw:fill="none" draw:textarea-horizontal-align="center" draw:textarea-vertical-align="middl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font-family="Calibri" style:font-family-generic="swiss" style:font-pitch="variable" fo:font-size="18pt" fo:font-weight="bold" style:font-weight-asian="bold" style:font-weight-complex="bold"/>
    </style:style>
    <style:style style:name="P3" style:family="paragraph">
      <style:text-properties fo:font-family="Calibri" style:font-family-generic="swiss" style:font-pitch="variable" fo:font-weight="bold" style:font-weight-asian="bold" style:font-weight-complex="bold"/>
    </style:style>
    <style:style style:name="P4" style:family="paragraph">
      <style:paragraph-properties fo:text-align="center"/>
      <style:text-properties fo:font-family="Calibri" style:font-family-generic="swiss" style:font-pitch="variable" fo:font-weight="bold" style:font-weight-asian="bold" style:font-weight-complex="bold"/>
    </style:style>
    <style:style style:name="P5" style:family="paragraph">
      <style:paragraph-properties fo:text-align="center"/>
      <style:text-properties fo:font-size="16pt"/>
    </style:style>
    <style:style style:name="P6" style:family="paragraph">
      <style:paragraph-properties fo:text-align="center"/>
      <style:text-properties fo:font-size="16pt" fo:font-style="italic" style:font-size-asian="16pt" style:font-style-asian="italic" style:font-size-complex="16pt" style:font-style-complex="italic"/>
    </style:style>
    <style:style style:name="P7" style:family="paragraph">
      <style:paragraph-properties fo:text-align="center"/>
      <style:text-properties fo:font-family="Calibri" style:font-family-generic="swiss" style:font-pitch="variable" fo:font-size="18pt" fo:font-weight="bold" style:font-weight-asian="bold" style:font-weight-complex="bold"/>
    </style:style>
    <style:style style:name="P8" style:family="paragraph">
      <style:paragraph-properties fo:text-align="center"/>
      <style:text-properties fo:font-family="Calibri" style:font-family-generic="swiss" style:font-pitch="variable" fo:font-size="20pt" fo:font-weight="bold" style:font-size-asian="20pt" style:font-weight-asian="bold" style:font-size-complex="20pt" style:font-weight-complex="bold"/>
    </style:style>
    <style:style style:name="T1" style:family="text">
      <style:text-properties fo:font-family="Calibri" style:font-family-generic="swiss" style:font-pitch="variable" fo:font-weight="bold" style:font-weight-asian="bold" style:font-weight-complex="bold"/>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family="Calibri"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family="Calibri" style:font-family-generic="swiss" style:font-pitch="variable" fo:font-size="20pt" fo:font-weight="bold" style:font-size-asian="20pt" style:font-weight-asian="bold" style:font-size-complex="20pt" style:font-weight-complex="bold"/>
    </style:style>
    <style:style style:name="T5" style:family="text">
      <style:text-properties fo:font-family="Calibri"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family="Calibri" style:font-family-generic="swiss" style:font-pitch="variable" style:text-underline-style="solid" style:text-underline-width="auto" style:text-underline-color="font-color" fo:font-weight="bold" style:font-weight-asian="bold" style:font-weight-complex="bold"/>
    </style:style>
    <style:style style:name="T7" style:family="text">
      <style:text-properties fo:font-family="Calibri" style:font-family-generic="swiss" style:font-pitch="variable"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1" draw:layer="layout" svg:width="14cm" svg:height="15.5cm" svg:x="6.5cm" svg:y="3cm">
          <text:p/>
        </draw:rect>
        <draw:frame draw:style-name="gr2" draw:text-style-name="P2" draw:layer="layout" svg:width="5.5cm" svg:height="1.675cm" svg:x="11cm" svg:y="3cm">
          <draw:text-box>
            <text:p text:style-name="P2"><text:span text:style-name="T1">System Python</text:span></text:p>
          </draw:text-box>
        </draw:frame>
        <draw:custom-shape draw:style-name="gr3" draw:text-style-name="P1" xml:id="id1" draw:id="id1" draw:layer="layout" svg:width="1.5cm" svg:height="1.5cm" svg:x="2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3" draw:layer="layout" svg:width="2cm" svg:height="1.026cm" svg:x="2cm" svg:y="10.5cm">
          <draw:text-box>
            <text:p text:style-name="P3"><text:span text:style-name="T1">User</text:span></text:p>
          </draw:text-box>
        </draw:frame>
        <draw:g>
          <draw:custom-shape draw:style-name="gr5" xml:id="id7" draw:id="id7" draw:layer="layout" svg:width="2.5cm" svg:height="2cm" svg:x="23cm" svg:y="6.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 draw:text-style-name="P4" draw:layer="layout" svg:width="5cm" svg:height="1.026cm" svg:x="22cm" svg:y="5.5cm">
            <draw:text-box>
              <text:p text:style-name="P4"><text:span text:style-name="T1">OpenFoodFact</text:span></text:p>
            </draw:text-box>
          </draw:frame>
        </draw:g>
        <draw:rect draw:style-name="gr7" draw:text-style-name="P6" xml:id="id2" draw:id="id2" draw:layer="layout" svg:width="4cm" svg:height="1.5cm" svg:x="9cm" svg:y="7.5cm">
          <text:p text:style-name="P5"><text:span text:style-name="T2">Request for </text:span></text:p>
          <text:p text:style-name="P5"><text:span text:style-name="T2">substitute</text:span></text:p>
        </draw:rect>
        <draw:rect draw:style-name="gr7" draw:text-style-name="P6" xml:id="id3" draw:id="id3" draw:layer="layout" svg:width="6cm" svg:height="2cm" svg:x="8cm" svg:y="15cm">
          <text:p text:style-name="P6"><text:span text:style-name="T2">Get anteriors</text:span></text:p>
          <text:p text:style-name="P6"><text:span text:style-name="T2">requests</text:span></text:p>
        </draw:rect>
        <draw:connector draw:style-name="gr8" draw:text-style-name="P1" draw:layer="layout" draw:type="line" svg:x1="3.5cm" svg:y1="9.75cm" svg:x2="9cm" svg:y2="8.25cm" draw:start-shape="id1" draw:start-glue-point="10" draw:end-shape="id2" svg:d="M3500 9750l5500-1500">
          <text:p/>
        </draw:connector>
        <draw:connector draw:style-name="gr8" draw:text-style-name="P1" draw:layer="layout" draw:type="line" svg:x1="3.5cm" svg:y1="9.75cm" svg:x2="8cm" svg:y2="16cm" draw:start-shape="id1" draw:start-glue-point="10" draw:end-shape="id3" draw:end-glue-point="3" svg:d="M3500 9750l4500 6250">
          <text:p/>
        </draw:connector>
        <draw:rect draw:style-name="gr7" draw:text-style-name="P6" xml:id="id4" draw:id="id4" draw:layer="layout" svg:width="4cm" svg:height="1cm" svg:x="11cm" svg:y="12cm">
          <text:p text:style-name="P5"><text:span text:style-name="T2">Save request</text:span></text:p>
        </draw:rect>
        <draw:connector draw:style-name="gr9" draw:text-style-name="P1" draw:layer="layout" draw:type="line" svg:x1="13cm" svg:y1="12cm" svg:x2="11cm" svg:y2="9cm" draw:start-shape="id4" draw:start-glue-point="0" draw:end-shape="id2" draw:end-glue-point="2" svg:d="M13000 12000l-2000-3000">
          <text:p/>
        </draw:connector>
        <draw:custom-shape draw:style-name="gr10" draw:text-style-name="P7" xml:id="id5" draw:id="id5" draw:layer="layout" svg:width="4cm" svg:height="2cm" svg:x="22cm" svg:y="13.5cm">
          <text:p text:style-name="P7"><text:span text:style-name="T1">MySQ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draw:type="line" svg:x1="15cm" svg:y1="12.5cm" svg:x2="22cm" svg:y2="14.5cm" draw:start-shape="id4" draw:end-shape="id5" draw:end-glue-point="3" svg:d="M15000 12500l7000 2000">
          <text:p/>
        </draw:connector>
        <draw:connector draw:style-name="gr8" draw:text-style-name="P1" draw:layer="layout" draw:type="line" svg:x1="13cm" svg:y1="8.25cm" svg:x2="22cm" svg:y2="14.5cm" draw:start-shape="id2" draw:start-glue-point="1" draw:end-shape="id5" svg:d="M13000 8250l9000 6250">
          <text:p/>
        </draw:connector>
        <draw:connector draw:style-name="gr8" draw:text-style-name="P1" draw:layer="layout" draw:type="line" svg:x1="14cm" svg:y1="16cm" svg:x2="22cm" svg:y2="14.5cm" draw:start-shape="id3" draw:start-glue-point="1" draw:end-shape="id5" draw:end-glue-point="3" svg:d="M14000 16000l8000-1500">
          <text:p/>
        </draw:connector>
        <draw:rect draw:style-name="gr7" draw:text-style-name="P6" xml:id="id6" draw:id="id6" draw:layer="layout" svg:width="4.5cm" svg:height="1.5cm" svg:x="15cm" svg:y="7cm">
          <text:p text:style-name="P5"><text:span text:style-name="T2">Database </text:span></text:p>
          <text:p text:style-name="P5"><text:span text:style-name="T2">implementation</text:span></text:p>
        </draw:rect>
        <draw:connector draw:style-name="gr11" draw:text-style-name="P1" draw:layer="layout" draw:type="line" svg:x1="15cm" svg:y1="7.75cm" svg:x2="13cm" svg:y2="8.25cm" draw:start-shape="id6" draw:start-glue-point="3" draw:end-shape="id2" svg:d="M15000 7750l-2000 500">
          <text:p/>
        </draw:connector>
        <draw:connector draw:style-name="gr8" draw:text-style-name="P1" draw:layer="layout" draw:type="line" svg:x1="19.5cm" svg:y1="7.75cm" svg:x2="23cm" svg:y2="7.5cm" draw:start-shape="id6" draw:start-glue-point="1" draw:end-shape="id7" draw:end-glue-point="3" svg:d="M19500 7750l3500-250">
          <text:p/>
        </draw:connector>
        <draw:connector draw:style-name="gr8" draw:text-style-name="P1" draw:layer="layout" draw:type="line" svg:x1="19.5cm" svg:y1="7.75cm" svg:x2="24cm" svg:y2="13.5cm" draw:start-shape="id6" draw:start-glue-point="1" draw:end-shape="id5" draw:end-glue-point="0" svg:d="M19500 7750l4500 5750">
          <text:p/>
        </draw:connector>
        <draw:frame draw:style-name="gr2" draw:text-style-name="P8" draw:layer="layout" svg:width="16cm" svg:height="1.979cm" svg:x="6cm" svg:y="0.5cm">
          <draw:text-box>
            <text:p text:style-name="P8"><text:span text:style-name="T3">Diagramme des cas d'utilisation:</text:span><text:span text:style-name="T4"> </text:span></text:p>
            <text:p text:style-name="P8"><text:span text:style-name="T5">Pur Butter project</text:span></text:p>
          </draw:text-box>
        </draw:frame>
        <draw:connector draw:style-name="gr8" draw:text-style-name="P1" draw:layer="layout" draw:type="line" svg:x1="3.5cm" svg:y1="9.75cm" svg:x2="11cm" svg:y2="12.5cm" draw:start-shape="id1" draw:start-glue-point="10" draw:end-shape="id4" draw:end-glue-point="3" svg:d="M3500 9750l7500 2750">
          <text:p/>
        </draw:connector>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8" draw:layer="layout" svg:width="16cm" svg:height="1.979cm" svg:x="6cm" svg:y="0.5cm">
          <draw:text-box>
            <text:p text:style-name="P8"><text:span text:style-name="T3">Details for interractions beteen Python and MySQL:</text:span><text:span text:style-name="T4"> </text:span></text:p>
            <text:p text:style-name="P8"><text:span text:style-name="T5">Pur Butter project</text:span></text:p>
          </draw:text-box>
        </draw:frame>
        <draw:rect draw:style-name="gr1" draw:text-style-name="P1" draw:layer="layout" svg:width="16cm" svg:height="15.5cm" svg:x="10.5cm" svg:y="3.5cm">
          <text:p/>
        </draw:rect>
        <draw:custom-shape draw:style-name="gr10" draw:text-style-name="P7" draw:layer="layout" svg:width="4cm" svg:height="2cm" svg:x="16.5cm" svg:y="3.5cm">
          <text:p text:style-name="P7"><text:span text:style-name="T1">MySQ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 draw:text-style-name="P6" xml:id="id8" draw:id="id8" draw:layer="layout" svg:width="6cm" svg:height="2cm" svg:x="1cm" svg:y="3cm">
          <text:p text:style-name="P5"><text:span text:style-name="T2">Database </text:span></text:p>
          <text:p text:style-name="P5"><text:span text:style-name="T2">implementation</text:span></text:p>
        </draw:rect>
        <draw:rect draw:style-name="gr7" draw:text-style-name="P6" xml:id="id12" draw:id="id12" draw:layer="layout" svg:width="6cm" svg:height="2cm" svg:x="1cm" svg:y="8.5cm">
          <text:p text:style-name="P5"><text:span text:style-name="T2">Request for </text:span></text:p>
          <text:p text:style-name="P5"><text:span text:style-name="T2">substitute</text:span></text:p>
        </draw:rect>
        <draw:rect draw:style-name="gr7" draw:text-style-name="P6" xml:id="id10" draw:id="id10" draw:layer="layout" svg:width="6cm" svg:height="2cm" svg:x="1cm" svg:y="14cm">
          <text:p text:style-name="P5"><text:span text:style-name="T2">Save request</text:span></text:p>
        </draw:rect>
        <draw:rect draw:style-name="gr7" draw:text-style-name="P6" xml:id="id14" draw:id="id14" draw:layer="layout" svg:width="6cm" svg:height="2cm" svg:x="1cm" svg:y="18.5cm">
          <text:p text:style-name="P6"><text:span text:style-name="T2">Get anteriors</text:span></text:p>
          <text:p text:style-name="P6"><text:span text:style-name="T2">requests</text:span></text:p>
        </draw:rect>
        <draw:rect draw:style-name="gr13" draw:text-style-name="P1" xml:id="id9" draw:id="id9" draw:layer="layout" svg:width="3.5cm" svg:height="3.5cm" svg:x="20.5cm" svg:y="8cm">
          <text:p text:style-name="P1"><text:span text:style-name="T6">Table</text:span></text:p>
          <text:p text:style-name="P1"><text:span text:style-name="T7">Main</text:span></text:p>
          <text:p text:style-name="P1"/>
        </draw:rect>
        <draw:rect draw:style-name="gr13" draw:text-style-name="P1" xml:id="id11" draw:id="id11" draw:layer="layout" svg:width="3cm" svg:height="2.5cm" svg:x="14.5cm" svg:y="14cm">
          <text:p text:style-name="P1"><text:span text:style-name="T6">Table</text:span></text:p>
          <text:p text:style-name="P1"><text:span text:style-name="T7">BackUp</text:span></text:p>
          <text:p text:style-name="P1"/>
        </draw:rect>
        <draw:connector draw:style-name="gr14" draw:text-style-name="P1" draw:layer="layout" draw:type="line" svg:x1="7cm" svg:y1="4cm" svg:x2="22.25cm" svg:y2="8cm" draw:start-shape="id8" draw:start-glue-point="1" draw:end-shape="id9" draw:end-glue-point="0" svg:d="M7000 4000l15250 4000">
          <text:p/>
        </draw:connector>
        <draw:connector draw:style-name="gr14" draw:text-style-name="P1" draw:layer="layout" draw:type="line" svg:x1="7cm" svg:y1="15cm" svg:x2="14.5cm" svg:y2="15.25cm" draw:start-shape="id10" draw:start-glue-point="1" draw:end-shape="id11" draw:end-glue-point="3" svg:d="M7000 15000l7500 250">
          <text:p/>
        </draw:connector>
        <draw:connector draw:style-name="gr15" draw:text-style-name="P1" draw:layer="layout" draw:type="line" svg:x1="7cm" svg:y1="9.5cm" svg:x2="14.5cm" svg:y2="8.5cm" draw:start-shape="id12" draw:start-glue-point="1" draw:end-shape="id13" draw:end-glue-point="3" svg:d="M7000 9500l7500-1000">
          <text:p/>
        </draw:connector>
        <draw:connector draw:style-name="gr15" draw:text-style-name="P1" draw:layer="layout" draw:type="line" svg:x1="7cm" svg:y1="19.5cm" svg:x2="16cm" svg:y2="16.5cm" draw:start-shape="id14" draw:start-glue-point="1" draw:end-shape="id11" draw:end-glue-point="2" svg:d="M7000 19500l9000-3000">
          <text:p/>
        </draw:connector>
        <draw:rect draw:style-name="gr13" draw:text-style-name="P1" xml:id="id13" draw:id="id13" draw:layer="layout" svg:width="3cm" svg:height="3cm" svg:x="14.5cm" svg:y="7cm">
          <text:p text:style-name="P1"><text:span text:style-name="T6">Table</text:span></text:p>
          <text:p text:style-name="P1"><text:span text:style-name="T7">Categories</text:span></text:p>
          <text:p text:style-name="P1"/>
        </draw:rect>
        <draw:rect draw:style-name="gr13" draw:text-style-name="P1" xml:id="id15" draw:id="id15" draw:layer="layout" svg:width="3cm" svg:height="2.5cm" svg:x="14.5cm" svg:y="10.5cm">
          <text:p text:style-name="P1"><text:span text:style-name="T6">Table</text:span></text:p>
          <text:p text:style-name="P1"><text:span text:style-name="T7">Food Items</text:span></text:p>
          <text:p text:style-name="P1"/>
        </draw:rect>
        <draw:connector draw:style-name="gr15" draw:text-style-name="P1" draw:layer="layout" draw:type="line" svg:x1="7cm" svg:y1="9.5cm" svg:x2="14.5cm" svg:y2="11.75cm" draw:end-shape="id15" draw:end-glue-point="3" svg:d="M7000 9500l7500 2250">
          <text:p/>
        </draw:connector>
        <draw:connector draw:style-name="gr9" draw:text-style-name="P1" draw:layer="layout" draw:type="line" svg:x1="17.5cm" svg:y1="8.5cm" svg:x2="20.5cm" svg:y2="9.75cm" draw:start-shape="id13" draw:start-glue-point="1" draw:end-shape="id9" draw:end-glue-point="3" svg:d="M17500 8500l3000 1250">
          <text:p/>
        </draw:connector>
        <draw:connector draw:style-name="gr9" draw:text-style-name="P1" draw:layer="layout" draw:type="line" svg:x1="17.5cm" svg:y1="11.75cm" svg:x2="20.5cm" svg:y2="9.75cm" draw:start-shape="id15" draw:start-glue-point="1" draw:end-shape="id9" draw:end-glue-point="3" svg:d="M17500 11750l3000-2000">
          <text:p/>
        </draw:connector>
        <presentation:notes draw:style-name="dp2">
          <draw:page-thumbnail draw:style-name="gr1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Cyan_20_Gradient" draw:display-name="Cyan Gradient" draw:style="radial" draw:cx="0%" draw:cy="0%" draw:start-color="#00cccc" draw:end-color="#99ffff" draw:start-intensity="100%" draw:end-intensity="100%" draw:border="0%"/>
    <draw:gradient draw:name="Gradient_20_7" draw:display-name="Gradient 7" draw:style="linear" draw:start-color="#808080" draw:end-color="#ffffff" draw:start-intensity="100%" draw:end-intensity="100%" draw:angle="0" draw:border="0%"/>
    <draw:gradient draw:name="Gray_20_Gradient_20_2" draw:display-name="Gray Gradient 2" draw:style="linear" draw:start-color="#eeeeee" draw:end-color="#999999" draw:start-intensity="100%" draw:end-intensity="100%" draw:angle="450" draw:border="3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fill-image draw:name="Sky" xlink:href="Pictures/100000000000005E0000005E71533790.png" xlink:type="simple" xlink:show="embed" xlink:actuate="onLoad"/>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solid" draw:stroke-dash="Fine_20_Dashed" draw:fill="none" draw:fill-gradient-name="Gradient_20_7" draw:fill-hatch-name="Hatch_20_1" draw:fill-image-name="Bitmape_20_1"/>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eeeeee" draw:fill-image-name="Sky" draw:fill-image-width="0cm" draw:fill-image-height="0cm" draw:tile-repeat-offset="0% vertical"/>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eeeeee" draw:fill-image-name="Sky" draw:fill-image-width="0cm" draw:fill-image-height="0cm"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6M44S</meta:editing-duration>
    <meta:editing-cycles>7</meta:editing-cycles>
    <meta:generator>OpenOffice/4.1.7$Win32 OpenOffice.org_project/417m1$Build-9800</meta:generator>
    <dc:date>2020-02-03T12:08:24.07</dc:date>
    <dc:creator>tibo </dc:creator>
    <meta:document-statistic meta:object-count="66"/>
  </office:meta>
</office:document-meta>
</file>